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6">60508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פנדור דלתות- ייצור ואחסנה<text:tab/></text:span></text:p>
      <text:p text:style-name="P8"/>
      <text:p text:style-name="P1"><text:span text:style-name="T1">כתובת</text:span><text:span text:style-name="T2"> </text:span><text:span text:style-name="T1"><text:s text:c="2"/>אצ"ל 26 דרןפ פינת עליית הנוער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2"/>9555000 <text:s text:c="131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3"/>משה מלכה <text:s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/>בכניסה למרתף ארון חשמל למרתף בלבד. אולם ייצור לוח חשמל ראשי בקצה הדרומי <text:s text:c="9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לא קיים</text:span></text:p>
      <text:p text:style-name="P1"><text:span text:style-name="T1">מיקום ברזי כיבוי עיקריים "3</text:span><text:span text:style-name="T4"> <text:s text:c="4"/>בשטחי המגרש ברח' האצ"ל ובהכשרת הישוב <text:s text:c="94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משה מלכה</text:p>
          </table:table-cell>
          <table:table-cell table:style-name="Table2.A1" office:value-type="string">
            <text:p text:style-name="P14">מנהל המחסן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3573244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בני גואטה</text:p>
          </table:table-cell>
          <table:table-cell table:style-name="Table2.A1" office:value-type="string">
            <text:p text:style-name="P14">מ. 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8343782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מפלס במרתף המבנה </text:span><text:span text:style-name="T4">–</text:span><text:span text:style-name="T4"> מחסן תוצרת מוגרמת</text:span></text:p>
          </table:table-cell>
        </table:table-row>
        <table:table-row table:style-name="Table3.1">
          <table:table-cell table:style-name="Table3.A1" office:value-type="string">
            <text:p text:style-name="P14">מבנה שכן צמוד למבנה פנדור- אחסון צמיגים (סיכון גבוה)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חסן ממקום במפלס תת קרקעי של המבנה דרך גישה לרכבי כיבוי שער כניסה מרח' עליית הנוער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קומת קרקע </text:span><text:span text:style-name="T4">–</text:span><text:span text:style-name="T4"> אולם ייצור</text:span></text:p>
          </table:table-cell>
        </table:table-row>
        <table:table-row table:style-name="Table5.1">
          <table:table-cell table:style-name="Table5.A1" office:value-type="string">
            <text:p text:style-name="P14">חדר משאבות כיבוי אש משותף לכל המבנה</text:p>
          </table:table-cell>
        </table:table-row>
        <table:table-row table:style-name="Table5.1">
          <table:table-cell table:style-name="Table5.A1" office:value-type="string">
            <text:p text:style-name="P14">פתח דחיסה למערכות כיבוי אש- בצד המזרחי של המבנה</text:p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3:47:00</meta:creation-date>
    <dc:creator>אתי מנצור</dc:creator>
    <dc:date>2013-08-12T03:47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3" meta:word-count="203" meta:character-count="1751"/>
    <meta:generator>OpenOffice/4.0.1$Win32 OpenOffice.org_project/401m5$Build-9714</meta:generator>
  </office:meta>
</office:document-meta>
</file>